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charset="x-symbol"/>
    <style:font-face style:name="StarSymbol" svg:font-family="StarSymbol"/>
    <style:font-face style:name="Tahoma2" svg:font-family="Tahoma"/>
    <style:font-face style:name="BitstreamVeraSerif-Roman" svg:font-family="BitstreamVeraSerif-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center" style:justify-single-word="false"/>
    </style:style>
    <style:style style:name="P9" style:family="paragraph" style:parent-style-name="Footer">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text-properties fo:language="pt" fo:country="BR"/>
    </style:style>
    <style:style style:name="P12" style:family="paragraph" style:parent-style-name="Text_20_body">
      <style:text-properties fo:language="pt" fo:country="BR" fo:font-weight="bold" style:font-weight-asian="bold" style:font-weight-complex="bold"/>
    </style:style>
    <style:style style:name="P13" style:family="paragraph" style:parent-style-name="Preformatted_20_Text">
      <style:paragraph-properties fo:margin-top="0cm" fo:margin-bottom="0.499cm"/>
    </style:style>
    <style:style style:name="P14" style:family="paragraph" style:parent-style-name="Normal_20__28_Web_29_">
      <style:paragraph-properties fo:text-align="center" style:justify-single-word="false"/>
    </style:style>
    <style:style style:name="P15" style:family="paragraph" style:parent-style-name="Normal_20__28_Web_29_">
      <style:paragraph-properties fo:text-align="start" style:justify-single-word="false"/>
    </style:style>
    <style:style style:name="P16" style:family="paragraph" style:parent-style-name="Text_20_body">
      <style:paragraph-properties fo:margin-left="0.635cm" fo:margin-right="0cm" fo:text-indent="-0.635cm" style:auto-text-indent="false"/>
    </style:style>
    <style:style style:name="P17" style:family="paragraph" style:parent-style-name="Text_20_body">
      <style:paragraph-properties fo:margin-left="0.635cm" fo:margin-right="0cm" fo:text-indent="0cm" style:auto-text-indent="false"/>
      <style:text-properties fo:language="pt" fo:country="BR"/>
    </style:style>
    <style:style style:name="P18" style:family="paragraph" style:parent-style-name="Normal_20__28_Web_29_">
      <style:paragraph-properties fo:text-align="center" style:justify-single-word="false">
        <style:tab-stops>
          <style:tab-stop style:position="2.17cm"/>
        </style:tab-stops>
      </style:paragraph-properties>
    </style:style>
    <style:style style:name="P19" style:family="paragraph" style:parent-style-name="Normal_20__28_Web_29_">
      <style:paragraph-properties fo:text-align="center" style:justify-single-word="false" fo:break-before="page">
        <style:tab-stops>
          <style:tab-stop style:position="2.17cm"/>
        </style:tab-stops>
      </style:paragraph-properties>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text-align="center" style:justify-single-word="false" fo:break-before="page"/>
      <style:text-properties fo:font-weight="bold" style:font-weight-asian="bold" style:font-weight-complex="bold"/>
    </style:style>
    <style:style style:name="P23" style:family="paragraph" style:parent-style-name="Text_20_body">
      <style:paragraph-properties fo:margin-left="0.635cm" fo:margin-right="0cm" fo:text-indent="-0.635cm" style:auto-text-indent="false"/>
      <style:text-properties fo:language="pt" fo:country="BR"/>
    </style:style>
    <style:style style:name="P24" style:family="paragraph" style:parent-style-name="Text_20_body">
      <style:paragraph-properties fo:margin-left="0.635cm" fo:margin-right="0cm" fo:text-indent="0cm" style:auto-text-indent="false"/>
      <style:text-properties fo:color="#ff0000" fo:language="pt" fo:country="BR"/>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start" style:justify-single-word="false"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color="#ff0000"/>
    </style:style>
    <style:style style:name="T7" style:family="text">
      <style:text-properties fo:color="#ff0000" fo:font-weight="bold" style:font-weight-asian="bold" style:font-weight-complex="bold"/>
    </style:style>
    <style:style style:name="T8" style:family="text">
      <style:text-properties fo:color="#000000" style:font-name="BitstreamVeraSerif-Roman" fo:font-size="10pt" style:font-name-asian="BitstreamVeraSerif-Roman" style:font-size-asian="10pt" style:font-name-complex="BitstreamVeraSerif-Roman" style:font-size-complex="10pt"/>
    </style:style>
    <style:style style:name="T9" style:family="text">
      <style:text-properties fo:color="#000081" style:font-name="BitstreamVeraSerif-Roman" fo:font-size="10.5pt" style:font-name-asian="BitstreamVeraSerif-Roman" style:font-size-asian="10.5pt" style:font-name-complex="BitstreamVeraSerif-Roman" style:font-size-complex="10.5pt"/>
    </style:style>
    <style:style style:name="T10" style:family="text">
      <style:text-properties fo:language="en" fo:country="US"/>
    </style:style>
    <style:style style:name="T11" style:family="text">
      <style:text-properties fo:language="en" fo:country="US" fo:font-style="italic" fo:font-weight="bold" style:font-style-asian="italic" style:font-weight-asian="bold" style:font-style-complex="italic" style:font-weight-complex="bold"/>
    </style:style>
    <style:style style:name="T12" style:family="text">
      <style:text-properties fo:language="en" fo:country="US" fo:font-style="italic" fo:font-weight="normal" style:font-style-asian="italic" style:font-weight-asian="normal" style:font-style-complex="italic" style:font-weight-complex="normal"/>
    </style:style>
    <style:style style:name="T13" style:family="text">
      <style:text-properties fo:language="en" fo:country="US" fo:font-style="normal" fo:font-weight="normal" style:font-style-asian="normal" style:font-weight-asian="normal" style:font-style-complex="normal" style:font-weight-complex="normal"/>
    </style:style>
    <style:style style:name="T14" style:family="text">
      <style:text-properties fo:font-variant="normal" fo:text-transform="none" style:font-name="Symbol" fo:font-size="9pt" fo:language="pt" fo:country="BR"/>
    </style:style>
    <style:style style:name="T15" style:family="text">
      <style:text-properties fo:font-variant="normal" fo:text-transform="none" style:font-name="Times New Roman" fo:font-size="12pt" fo:language="pt" fo:country="BR" style:font-size-asian="12pt" style:font-size-complex="12pt"/>
    </style:style>
    <style:style style:name="T16" style:family="text">
      <style:text-properties style:font-name="Symbol" fo:font-size="9pt" fo:language="pt" fo:country="BR"/>
    </style:style>
    <style:style style:name="T17" style:family="text">
      <style:text-properties fo:language="pt" fo:country="B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Strong_20_Emphasis">3) Entendendo o Sistema de Autenticação</text:span></text:p>
      <text:p text:style-name="Standard">3.1) Conhecendo os Métodos de autenticação do pg_hba.conf<text:line-break/>3.2) Arquivo de senhas pgpass.conf <text:line-break/>3.3) Entendendo e manipulando o arquivo pg_ident.conf <text:line-break/>3.4) Configurando o ambiente do PostgreSQL<text:line-break/></text:p>
      <text:p text:style-name="P2">Informações Básicas sobre Redes</text:p>
      <text:p text:style-name="Standard"/>
      <text:p text:style-name="Standard">IPs, Redes, Subredes e Máscaras</text:p>
      <text:p text:style-name="Standard"/>
      <text:p text:style-name="Standard">Sendo um IP - 10.0.0.1/32</text:p>
      <text:p text:style-name="Standard">Sendo uma sub-rede - 10.0.0.0/24</text:p>
      <text:p text:style-name="Standard"/>
      <text:p text:style-name="Standard">10.0.0.7/32 ou 10.0.0.7/255.255.255.255</text:p>
      <text:p text:style-name="Standard"/>
      <text:p text:style-name="Standard">189.41.12.0/24 ou <text:s/>189.41.12.0/255.255.255.0</text:p>
      <text:p text:style-name="Standard"/>
      <text:p text:style-name="Standard"/>
      <text:p text:style-name="Standard"><text:s text:c="4"/>* Classe A (8 bits de rede) : 255.0.0.0</text:p>
      <text:p text:style-name="Standard"><text:s text:c="4"/>* Classe B (16 bits de rede): 255.255.0.0</text:p>
      <text:p text:style-name="Standard"><text:s text:c="4"/>* Classe C (24 bits de rede): 255.255.255.0</text:p>
      <text:p text:style-name="Standard"/>
      <text:p text:style-name="Standard"/>
      <text:p text:style-name="Standard">Tabela sub-rede IPv4</text:p>
      <text:p text:style-name="Standard"/>
      <text:p text:style-name="Standard">Notação CIDR <text:s text:c="2"/>Máscara <text:s text:c="10"/>Nº IPs</text:p>
      <text:p text:style-name="Standard">-------------- ----------------- -------------</text:p>
      <text:p text:style-name="Standard">/0 <text:s text:c="13"/>0.0.0.0 <text:s text:c="10"/><text:tab/>4.294.967.296</text:p>
      <text:p text:style-name="Standard">/8 <text:s text:c="13"/>255.0.0.0 <text:s text:c="8"/><text:tab/>16.777.216</text:p>
      <text:p text:style-name="Standard">/16 <text:s text:c="11"/>255.255.0.0 <text:s text:c="6"/><text:tab/>65.536</text:p>
      <text:p text:style-name="Standard">/24 <text:s text:c="11"/>255.255.255.0 <text:s text:c="4"/><text:tab/>256</text:p>
      <text:p text:style-name="Standard">/25 <text:s text:c="11"/>255.255.255.128 <text:s text:c="2"/>128</text:p>
      <text:p text:style-name="Standard">/26 <text:s text:c="11"/>255.255.255.192 <text:s text:c="2"/>64</text:p>
      <text:p text:style-name="Standard">/27 <text:s text:c="11"/>255.255.255.224 <text:s text:c="2"/>32</text:p>
      <text:p text:style-name="Standard">/28 <text:s text:c="11"/>255.255.255.240 <text:s text:c="2"/>16</text:p>
      <text:p text:style-name="Standard">/29 <text:s text:c="11"/>255.255.255.248 <text:s text:c="2"/>8</text:p>
      <text:p text:style-name="Standard">/30 <text:s text:c="11"/>255.255.255.252 <text:s text:c="2"/>4</text:p>
      <text:p text:style-name="Standard">/32 <text:s text:c="11"/>255.255.255.255 <text:s text:c="2"/>1</text:p>
      <text:p text:style-name="Standard"/>
      <text:p text:style-name="Text_20_body"><text:span text:style-name="Strong_20_Emphasis">3.1) pg_hba.conf no PostgreSQL 8.3</text:span></text:p>
      <text:p text:style-name="Text_20_body"><text:span text:style-name="Strong_20_Emphasis"><text:span text:style-name="T4">Quando um aplicativo cliente se conecta ao servidor de banco de dados especifica o nome de usuário do PostgreSQL a ser usado na conexão, de forma semelhante à feita pelo usuário para acessar o sistema operacional Unix. Dentro do ambiente SQL, o nome de usuário do banco de dados determina os privilégios de acesso aos objetos do banco de dados. Portanto, é essencial controlar como os usuários de banco de dados podem se conectar.</text:span></text:span></text:p>
      <text:p text:style-name="Text_20_body"><text:soft-page-break/>A <text:span text:style-name="T1">autenticação</text:span> é o processo pelo qual o servidor de banco de dados estabelece a identidade do cliente e, por extensão, determina se o aplicativo cliente (ou o usuário executando o aplicativo cliente) tem permissão para se conectar com o nome de usuário que foi informado.</text:p>
      <text:p text:style-name="Text_20_body"><text:span text:style-name="Strong_20_Emphasis"><text:span text:style-name="T4">Observar que não se aborda auenticação para usuários locais, que no caso teria uma linha iniciando com 'local'.</text:span></text:span></text:p>
      <text:p text:style-name="Text_20_body"><text:span text:style-name="Strong_20_Emphasis"><text:span text:style-name="T4">A versão atual do PostgreSQL usa o arquivo:</text:span></text:span></text:p>
      <text:p text:style-name="Text_20_body"><text:span text:style-name="Strong_20_Emphasis"><text:span text:style-name="T4">C:\Documents and Settings\ribafs\Application Data\postgresql\pgpass.conf</text:span></text:span></text:p>
      <text:p text:style-name="P2"/>
      <text:p text:style-name="Standard"><text:span text:style-name="Strong_20_Emphasis"><text:span text:style-name="T5">Explicando os campos</text:span></text:span></text:p>
      <text:p text:style-name="Standard"><text:span text:style-name="Strong_20_Emphasis"><text:span text:style-name="T4"/></text:span></text:p>
      <text:p text:style-name="Standard"><text:span text:style-name="Strong_20_Emphasis"><text:span text:style-name="T5">TYPE</text:span></text:span><text:span text:style-name="Strong_20_Emphasis"><text:span text:style-name="T4"> pode ser conexão do tipo local ou host</text:span></text:span></text:p>
      <text:p text:style-name="Text_20_body"><text:span text:style-name="Strong_20_Emphasis"><text:span text:style-name="T5">DATABASE</text:span></text:span><text:span text:style-name="Strong_20_Emphasis"><text:span text:style-name="T4"> pode ser "all", "sameuser", "samerole", um nome de banco, ou</text:span></text:span></text:p>
      <text:p text:style-name="Text_20_body"><text:span text:style-name="Strong_20_Emphasis"><text:span text:style-name="T4">uma lista separada por vírgula</text:span></text:span></text:p>
      <text:p text:style-name="Text_20_body"><text:span text:style-name="Strong_20_Emphasis"><text:span text:style-name="T5">USER</text:span></text:span><text:span text:style-name="Strong_20_Emphasis"><text:span text:style-name="T4"> pode ser "all", um nome de usuário, um nome de grupo prefixado com "+", ou</text:span></text:span></text:p>
      <text:p text:style-name="Text_20_body"><text:span text:style-name="Strong_20_Emphasis"><text:span text:style-name="T4">uma lista separada por vírgula. <text:s/>Nos campos USER e DATABASE podemos escrever um nome de arquivo prefixado com <text:s/>"@" para incluir um arquivo.</text:span></text:span></text:p>
      <text:p text:style-name="Text_20_body"><text:span text:style-name="Strong_20_Emphasis"><text:span text:style-name="T5">CIDR-ADDRESS</text:span></text:span><text:span text:style-name="Strong_20_Emphasis"><text:span text:style-name="T4"> espeficica os hosts, que podem ser um IP e a máscara CIDR, que é um inteiro entre 0 e 32 para IPV4 ou 128 para IPV6, que especifica o número de significância da máscara. Alternativamente podemos inserir um IP e a máscara em coluna separada para especificar um conjunto de hosts.</text:span></text:span></text:p>
      <text:p text:style-name="Text_20_body"><text:span text:style-name="Strong_20_Emphasis"><text:span text:style-name="T5"><text:line-break/></text:span></text:span><text:span text:style-name="Strong_20_Emphasis">METHOD</text:span><text:span text:style-name="Strong_20_Emphasis"><text:span text:style-name="T4"> pode ser "trust", "reject", "md5", "crypt", "password", "gss", "sspi", "krb5", "ident", "pam" ou "ldap". <text:s/>Note que "password" envia senhas em texto claro; "md5" deve ser preferida desde que envia senhas criptografadas.</text:span></text:span></text:p>
      <text:p text:style-name="Text_20_body"><text:span text:style-name="Strong_20_Emphasis"><text:span text:style-name="T5">OPTION</text:span></text:span><text:span text:style-name="Strong_20_Emphasis"><text:span text:style-name="T4"> é o mapa ident ou o nome do serviço PAM, dependendo do METHOD.</text:span></text:span></text:p>
      <text:p text:style-name="Text_20_body"><text:span text:style-name="Strong_20_Emphasis">Obs.: </text:span><text:span text:style-name="Strong_20_Emphasis"><text:span text:style-name="T4">Nomes de bancos e de usuários contendo espaços, vírgulas, aspas e outros caracteres especiais devem vir entre aspas duplas.</text:span></text:span></text:p>
      <text:p text:style-name="Text_20_body"><text:span text:style-name="Strong_20_Emphasis"><text:span text:style-name="T4">Após alterar este arquivo pode usar o "pg_ctl -D data reload" para atualizar as alterações.</text:span></text:span></text:p>
      <text:p text:style-name="Text_20_body"><text:span text:style-name="Strong_20_Emphasis"><text:span text:style-name="T4"/></text:span></text:p>
      <text:p text:style-name="Text_20_body"><text:span text:style-name="Strong_20_Emphasis">Trecho principal do arquivo pg_hba.conf padrão do PostgreSQL 8.3 no Windows</text:span></text:p>
      <text:p text:style-name="Text_20_body"><text:span text:style-name="Strong_20_Emphasis"><text:span text:style-name="T4"># TYPE <text:s/>DATABASE <text:s text:c="3"/>USER <text:s text:c="7"/>CIDR-ADDRESS <text:s text:c="9"/>METHOD<text:tab/>[OPTION]</text:span></text:span></text:p>
      <text:p text:style-name="Text_20_body"><text:span text:style-name="Strong_20_Emphasis"><text:span text:style-name="T4"># IPv4 local connections:</text:span></text:span></text:p>
      <text:p text:style-name="Text_20_body"><text:span text:style-name="Strong_20_Emphasis"><text:span text:style-name="T4"><text:line-break/>host <text:s text:c="3"/><text:tab/> <text:s text:c="3"/>all <text:s text:c="4"/><text:tab/> <text:s text:c="3"/>all <text:s text:c="2"/><text:tab/><text:tab/>127.0.0.1/32 <text:s text:c="4"/><text:tab/> <text:s text:c="2"/>md5<text:line-break/># IPv6 local connections:<text:line-break/>#host <text:s text:c="6"/>all <text:s text:c="4"/><text:tab/> <text:s text:c="3"/>all <text:s text:c="3"/><text:tab/> ::1/128 <text:s text:c="3"/><text:tab/><text:tab/> <text:s text:c="2"/>md5</text:span></text:span></text:p>
      <text:p text:style-name="Text_20_body"><text:span text:style-name="Strong_20_Emphasis"><text:span text:style-name="T4"/></text:span></text:p>
      <text:p text:style-name="Text_20_body"><text:span text:style-name="Strong_20_Emphasis">Trecho principal do arquivo pg_hba.conf padrão do PostgreSQL 8.3 no Linux/Ubuntu 7.10</text:span></text:p>
      <text:p text:style-name="Text_20_body"><text:span text:style-name="Strong_20_Emphasis"><text:span text:style-name="T4"># TYPE <text:s/>DATABASE <text:s text:c="3"/>USER <text:s text:c="7"/>CIDR-ADDRESS <text:s text:c="9"/>METHOD <text:tab/>[OPTION]</text:span></text:span></text:p>
      <text:p text:style-name="Text_20_body"><text:soft-page-break/><text:span text:style-name="Strong_20_Emphasis"><text:span text:style-name="T4"># "local" is for Unix domain socket connections only </text:span></text:span></text:p>
      <text:p text:style-name="Text_20_body"><text:span text:style-name="Strong_20_Emphasis"><text:span text:style-name="T4">local <text:s text:c="2"/><text:tab/> <text:s text:c="2"/>all <text:s text:c="8"/><text:tab/> <text:s text:c="3"/>all <text:s text:c="30"/><text:tab/><text:tab/> ident <text:tab/><text:tab/>sameuser </text:span></text:span></text:p>
      <text:p text:style-name="Text_20_body"><text:span text:style-name="Strong_20_Emphasis"><text:span text:style-name="T4"># IPv4 local connections: </text:span></text:span></text:p>
      <text:p text:style-name="Text_20_body"><text:span text:style-name="Strong_20_Emphasis"><text:span text:style-name="T4">host <text:s text:c="3"/><text:tab/> <text:s text:c="2"/>all <text:s text:c="8"/><text:tab/> <text:s text:c="3"/>all <text:s text:c="12"/>127.0.0.1/32 <text:s text:c="9"/><text:tab/>md5 </text:span></text:span></text:p>
      <text:p text:style-name="Text_20_body"><text:span text:style-name="Strong_20_Emphasis"><text:span text:style-name="T4"># IPv6 local connections: </text:span></text:span></text:p>
      <text:p text:style-name="Text_20_body"><text:span text:style-name="Strong_20_Emphasis"><text:span text:style-name="T4">host <text:s text:c="3"/><text:tab/> <text:s text:c="2"/>all <text:s text:c="8"/><text:tab/> <text:s text:c="3"/>all <text:s text:c="2"/><text:tab/><text:tab/>::1/128 <text:s text:c="5"/><text:tab/><text:tab/>md5</text:span></text:span></text:p>
      <text:p text:style-name="Text_20_body"><text:span text:style-name="Strong_20_Emphasis"><text:span text:style-name="T4"/></text:span></text:p>
      <text:p text:style-name="Text_20_body"><text:span text:style-name="Strong_20_Emphasis"><text:span text:style-name="T5">Alguns exemplos</text:span></text:span></text:p>
      <text:p text:style-name="Standard"># Permitir qualquer usuário do sistema local se conectar a qualquer banco</text:p>
      <text:p text:style-name="Standard"># de dados sob qualquer nome de usuário utilizando os soquetes do domínio</text:p>
      <text:p text:style-name="Standard"># Unix (o padrão para conexões locais).</text:p>
      <text:p text:style-name="Standard">#</text:p>
      <text:p text:style-name="Standard"># TYPE <text:s/>DATABASE <text:s text:c="3"/>USER <text:s text:c="7"/>CIDR-ADDRESS <text:s text:c="9"/>METHOD</text:p>
      <text:p text:style-name="Standard">local <text:s text:c="2"/>all <text:s text:c="8"/>all <text:s text:c="30"/>trust</text:p>
      <text:p text:style-name="Standard"/>
      <text:p text:style-name="Standard"># A mesma coisa utilizando conexões locais TCP/IP retornantes (loopback).</text:p>
      <text:p text:style-name="Standard">#</text:p>
      <text:p text:style-name="Standard"># TYPE <text:s/>DATABASE <text:s text:c="3"/>USER <text:s text:c="7"/>CIDR-ADDRESS <text:s text:c="9"/>METHOD</text:p>
      <text:p text:style-name="Standard">host <text:s text:c="3"/>all <text:s text:c="8"/>all <text:s text:c="8"/>127.0.0.1/32 <text:s text:c="9"/>trust</text:p>
      <text:p text:style-name="Standard"/>
      <text:p text:style-name="Standard"># O mesmo que o exemplo anterior mas utilizando uma coluna em separado para</text:p>
      <text:p text:style-name="Standard"># máscara de rede.</text:p>
      <text:p text:style-name="Standard">#</text:p>
      <text:p text:style-name="Standard"># TYPE <text:s/>DATABASE <text:s text:c="3"/>USER <text:s text:c="7"/>IP-ADDRESS <text:s text:c="3"/>IP-MASK <text:s text:c="12"/>METHOD</text:p>
      <text:p text:style-name="Standard">host <text:s text:c="3"/>all <text:s text:c="8"/>all <text:s text:c="8"/>127.0.0.1 <text:s text:c="4"/>255.255.255.255 <text:s text:c="4"/>trust</text:p>
      <text:p text:style-name="Standard"/>
      <text:p text:style-name="Standard"># Permitir qualquer usuário de qualquer hospedeiro com endereço de IP 192.168.93.x</text:p>
      <text:p text:style-name="Standard"># se conectar ao banco de dados "template1" com o mesmo nome de usuário que "ident"</text:p>
      <text:p text:style-name="Standard"># informa para a conexão (normalmente o nome de usuário do Unix).</text:p>
      <text:p text:style-name="Standard">#</text:p>
      <text:p text:style-name="Standard"># TYPE <text:s/>DATABASE <text:s text:c="3"/>USER <text:s text:c="7"/>CIDR-ADDRESS <text:s text:c="9"/>METHOD</text:p>
      <text:p text:style-name="Standard">host <text:s text:c="3"/>template1 <text:s text:c="2"/>all <text:s text:c="8"/>192.168.93.0/24 <text:s text:c="6"/>ident sameuser</text:p>
      <text:p text:style-name="Standard"/>
      <text:p text:style-name="Standard"># Permitir o usuário do hospedeiro 192.168.12.10 se conectar ao banco de dados</text:p>
      <text:p text:style-name="Standard"># "template1" se a senha do usuário for fornecida corretamente.</text:p>
      <text:p text:style-name="Standard">#</text:p>
      <text:p text:style-name="Standard"># TYPE <text:s/>DATABASE <text:s text:c="3"/>USER <text:s text:c="7"/>CIDR-ADDRESS <text:s text:c="9"/>METHOD</text:p>
      <text:p text:style-name="Standard">host <text:s text:c="3"/>template1 <text:s text:c="2"/>all <text:s text:c="8"/>192.168.12.10/32 <text:s text:c="5"/>md5</text:p>
      <text:p text:style-name="Standard"/>
      <text:p text:style-name="Standard"># Na ausência das linhas "host" precedentes, estas duas linhas rejeitam todas</text:p>
      <text:p text:style-name="Standard"># as conexões oriundas de 192.168.54.1 (uma vez que esta entrada será</text:p>
      <text:p text:style-name="Standard"># correspondida primeiro), mas permite conexões Kerberos V de qualquer ponto</text:p>
      <text:p text:style-name="Standard"># da Internet. A máscara zero significa que não é considerado nenhum bit do</text:p>
      <text:p text:style-name="Standard"># endereço de IP do hospedeiro e, portanto, corresponde a qualquer hospedeiro.</text:p>
      <text:p text:style-name="Standard">#</text:p>
      <text:p text:style-name="Standard"><text:soft-page-break/># TYPE <text:s/>DATABASE <text:s text:c="3"/>USER <text:s text:c="7"/>CIDR-ADDRESS <text:s text:c="9"/>METHOD</text:p>
      <text:p text:style-name="Standard">host <text:s text:c="3"/>all <text:s text:c="8"/>all <text:s text:c="8"/>192.168.54.1/32 <text:s text:c="6"/>reject</text:p>
      <text:p text:style-name="Standard">host <text:s text:c="3"/>all <text:s text:c="8"/>all <text:s text:c="8"/>0.0.0.0/0 <text:s text:c="12"/>krb5</text:p>
      <text:p text:style-name="Standard"/>
      <text:p text:style-name="Standard"># Permite os usuários dos hospedeiros 192.168.x.x se conectarem a qualquer</text:p>
      <text:p text:style-name="Standard"># banco de dados se passarem na verificação de "ident". Se, por exemplo, "ident"</text:p>
      <text:p text:style-name="Standard"># informar que o usuário é "oliveira" e este requerer se conectar como o usuário</text:p>
      <text:p text:style-name="Standard"># do PostgreSQL "guest1", a conexão será permitida se houver uma entrada</text:p>
      <text:p text:style-name="Standard"># em pg_ident.conf para o mapa "omicron" informando que "oliveira" pode se</text:p>
      <text:p text:style-name="Standard"># conectar como "guest1".</text:p>
      <text:p text:style-name="Standard">#</text:p>
      <text:p text:style-name="Standard"># TYPE <text:s/>DATABASE <text:s text:c="3"/>USER <text:s text:c="7"/>CIDR-ADDRESS <text:s text:c="9"/>METHOD</text:p>
      <text:p text:style-name="Standard">host <text:s text:c="3"/>all <text:s text:c="8"/>all <text:s text:c="8"/>192.168.0.0/16 <text:s text:c="7"/>ident omicron</text:p>
      <text:p text:style-name="Standard"/>
      <text:p text:style-name="Standard"># Se as linhas abaixo forem as únicas três linhas para conexão local, vão</text:p>
      <text:p text:style-name="Standard"># permitir os usuários locais se conectarem somente aos seus próprios bancos de</text:p>
      <text:p text:style-name="Standard"># dados (bancos de dados com o mesmo nome que seus nomes de usuário), exceto</text:p>
      <text:p text:style-name="Standard"># para os administradores e membros do grupo "suporte" que podem se conectar a</text:p>
      <text:p text:style-name="Standard"># todos os bancos de dados. O arquivo $PGDATA/admins contém a lista de nomes de</text:p>
      <text:p text:style-name="Standard"># usuários. A senha é requerida em todos os casos.</text:p>
      <text:p text:style-name="Standard">#</text:p>
      <text:p text:style-name="Standard"># TYPE <text:s/>DATABASE <text:s text:c="3"/>USER <text:s text:c="7"/>CIDR-ADDRESS <text:s text:c="9"/>METHOD</text:p>
      <text:p text:style-name="Standard"/>
      <text:p text:style-name="Standard">local <text:s text:c="2"/>sameuser <text:s text:c="3"/>all <text:s text:c="30"/>md5</text:p>
      <text:p text:style-name="Standard">local <text:s text:c="2"/>all <text:s text:c="8"/>@admins <text:s text:c="26"/>md5</text:p>
      <text:p text:style-name="Standard">local <text:s text:c="2"/>all <text:s text:c="8"/>+suporte <text:s text:c="25"/>md5</text:p>
      <text:p text:style-name="Standard"/>
      <text:p text:style-name="Standard"># As duas últimas linhas acima podem ser combinadas em uma única linha:</text:p>
      <text:p text:style-name="Standard">local <text:s text:c="2"/>all <text:s text:c="8"/>@admins,+suporte <text:s text:c="17"/>md5</text:p>
      <text:p text:style-name="Standard"/>
      <text:p text:style-name="Standard"># A coluna banco de dados também pode utilizar listas e nomes de arquivos,</text:p>
      <text:p text:style-name="Standard"># mas não grupos:</text:p>
      <text:p text:style-name="Standard">local <text:s text:c="2"/>db1,db2,@demodbs <text:s/>all <text:s text:c="24"/>md5<text:line-break/><text:line-break/>Detalhes em: <text:a xlink:type="simple" xlink:href="http://pgdocptbr.sourceforge.net/pg80/client-authentication.html">http://pgdocptbr.sourceforge.net/pg80/client-authentication.html</text:a> </text:p>
      <text:p text:style-name="P12"/>
      <text:p text:style-name="P12">Criando uma lista de usuários para controlar o acesso ao banco de dados..</text:p>
      <text:p text:style-name="P11">É possível definir no pg_hba.conf para ir buscar os usuarios que tem acesso ao PostgreSQL em algum arquivo.</text:p>
      <text:p text:style-name="P11">Imagine tendo que criar centenas de usuários, então perceberá a utilizade deste recurso.</text:p>
      <text:p text:style-name="P11"/>
      <text:p text:style-name="P11">No caso segue os seguintes passos:</text:p>
      <text:p text:style-name="P16"><text:span text:style-name="T16">·</text:span><text:span text:style-name="T14"> </text:span><text:span text:style-name="T15">Sugestão: </text:span><text:span text:style-name="T17">Criar um arquivo "users" (sem extensão).</text:span></text:p>
      <text:p text:style-name="P16"><text:span text:style-name="T16">·</text:span><text:span text:style-name="T14"> </text:span><text:span text:style-name="T17">Inserir alguns usuários de teste (Ex: alice)</text:span></text:p>
      <text:p text:style-name="P16"><text:span text:style-name="T16">·</text:span><text:span text:style-name="T14"> </text:span><text:span text:style-name="T17">Salvar o arquivo no mesmo diretório do pg_hba.conf, no caso do ubuntu em </text:span><text:soft-page-break/><text:span text:style-name="T17">/etc/postgresql/8.3/main ,</text:span></text:p>
      <text:p text:style-name="P23"><text:tab/>não esqueçendo de fornecer permissões do arquivo para o usuario postgres</text:p>
      <text:p text:style-name="P16"><text:span text:style-name="T16">·</text:span><text:span text:style-name="T14"> </text:span><text:span text:style-name="T17">Comentar as configurações originais (caso ocorra algum imprevisto, sempre é bom ter as configurações iniciais).</text:span></text:p>
      <text:p text:style-name="P16"><text:span text:style-name="T16">·</text:span><text:span text:style-name="T14"> </text:span><text:span text:style-name="T17">E informar as configurações escolhidas. No caso foi:</text:span></text:p>
      <text:p text:style-name="P17"># "local" is for Unix domain socket connections only</text:p>
      <text:p text:style-name="P24">#local <text:tab/><text:tab/>all<text:tab/> all<text:tab/><text:tab/>ident sameuser</text:p>
      <text:p text:style-name="P17">local<text:tab/> <text:tab/>all<text:tab/>@users<text:tab/>md5</text:p>
      <text:p text:style-name="P16"><text:span text:style-name="T16">·</text:span><text:span text:style-name="T14"> </text:span><text:span text:style-name="T17">Salvar o pg_hba.conf.</text:span></text:p>
      <text:p text:style-name="P16"><text:span text:style-name="T16">·</text:span><text:span text:style-name="T14"> </text:span><text:span text:style-name="T17">Reiniciar o serviço do PostgreSQL</text:span></text:p>
      <text:p text:style-name="P11"><text:span text:style-name="T5">Colaboração do Paulo Alceu</text:span> (aluno da primeira turma do curso DBA PostgreSQL)</text:p>
      <text:p text:style-name="P3"/>
      <text:p text:style-name="P2"/>
      <text:p text:style-name="P2">3.2) Arquivo de senhas pgpass.conf</text:p>
      <text:p text:style-name="P2"/>
      <text:p text:style-name="Text_20_body"><text:bookmark text:name="AEN30155"/><text:bookmark text:name="AEN30157"/>O arquivo <text:span text:style-name="Teletype">.pgpass</text:span>, armazenado na pasta base (home) do usuário, é um arquivo que contém senhas a serem utilizadas se a conexão requisitar uma senha (e a senha não tiver sido especificada de outra maneira). No Microsoft Windows o arquivo se chama <text:span text:style-name="Teletype">%APPDATA%\postgresql\pgpass.conf</text:span> (onde <text:span text:style-name="Teletype">%APPDATA%</text:span> se refere ao subdiretório de dados do aplicativo no perfil do usuário).</text:p>
      <text:p text:style-name="Text_20_body">Este arquivo deve conter linhas com o seguinte formato:</text:p>
      <text:p text:style-name="P13">host:porta:banco:usuario:senha</text:p>
      <text:p text:style-name="Text_20_body">Caso pretenda que o usuário 'copia' tenha acesso sem senha ao host '10.0.0.5' na porta 5432 e a todos os bancos, adicionar a linha abaixo ao arquivo pgpass.conf (windows) ou .pgpass (linux):</text:p>
      <text:p text:style-name="Text_20_body">10.0.0.5:5432:*:copia:<text:line-break/><text:line-break/>Os quatro primeiros valores podem ser um literal, ou * para corresponder a qualquer coisa. É utilizada a senha da primeira linha que corresponder aos parâmetros da conexão corrente (portanto, as entradas mais específicas devem ser colocadas primeiro quando são utilizados curingas). Se a entrada precisar conter os caracteres : ou \, estes caracteres devem receber o escape de \.</text:p>
      <text:p text:style-name="Text_20_body">O arquivo <text:span text:style-name="Teletype">.pgpass</text:span> não deve permitir o acesso por todos os usuários ou grupos; isto é conseguido pelo comando chmod 0600 ~/.pgpass. Se as permissões forem mais rígidas que esta, o arquivo será ignorado (Entretanto, atualmente as permissões não são verificadas no Microsoft Windows).</text:p>
      <text:p text:style-name="Text_20_body">Detalhes em: <text:a xlink:type="simple" xlink:href="http://pgdocptbr.sourceforge.net/pg80/libpq-pgpass.html">http://pgdocptbr.sourceforge.net/pg80/libpq-pgpass.html</text:a> e<text:line-break/><text:a xlink:type="simple" xlink:href="http://www.postgresql.org/docs/8.3/interactive/libpq-pgpass.html">http://www.postgresql.org/docs/8.3/interactive/libpq-pgpass.html</text:a> </text:p>
      <text:p text:style-name="Text_20_body"><text:span text:style-name="Strong_20_Emphasis"><text:span text:style-name="T4"/></text:span></text:p>
      <text:p text:style-name="P10"><text:span text:style-name="Strong_20_Emphasis"/></text:p>
      <text:p text:style-name="P10"><text:span text:style-name="Strong_20_Emphasis"/></text:p>
      <text:p text:style-name="P26"><text:span text:style-name="Strong_20_Emphasis"/></text:p>
      <text:p text:style-name="P10"><text:span text:style-name="Strong_20_Emphasis">3.3) Entendendo e manipulando o arquivo pg_ident.conf</text:span></text:p>
      <text:p text:style-name="P5"><text:span text:style-name="Strong_20_Emphasis"><text:line-break/></text:span><text:span text:style-name="Strong_20_Emphasis"><text:span text:style-name="T4">O método de autenticação ident funciona obtendo o nome de usuário do sistema operacional do cliente, e determinando os nomes de usuário do PostgreSQL permitidos utilizando um arquivo de mapa que lista os pares de nomes de usuários correspondentes permitidos. <text:s/></text:span></text:span><text:line-break/><text:line-break/><text:span text:style-name="T5">sameuser</text:span> é o usuário padrão no ident.conf (significa o mesmo user do sistema operacional).</text:p>
      <text:p text:style-name="P5"/>
      <text:p text:style-name="P5">Este script de autenticação é utilizado nos UNIX, pois no Windows o usuário não é usuário com direito a login.</text:p>
      <text:p text:style-name="P5">Exemplo de entrada no arquivo pg_hba.conf:</text:p>
      <text:p text:style-name="P5"/>
      <text:p text:style-name="P5">host<text:tab/>all<text:tab/>all<text:tab/>10.0.0.7/32<text:tab/>ident<text:tab/><text:tab/>mapateste</text:p>
      <text:p text:style-name="P5"/>
      <text:p text:style-name="P5">Todos os usuários da máquina 10.0.0.7 terão acesso a todos os bancos do PostgreSQL. Os usuários desta máquina serão mapeados pelo mapa ident mapateste. No caso teremos os seguintes registros no pg_ident.conf:</text:p>
      <text:p text:style-name="P5"/>
      <text:p text:style-name="P5">mapateste<text:tab/>joao<text:tab/>joaozinho</text:p>
      <text:p text:style-name="P5">mapateste<text:tab/>mich<text:tab/>michael</text:p>
      <text:p text:style-name="P5">mapateste<text:tab/>dani<text:tab/>daniel</text:p>
      <text:p text:style-name="P5"/>
      <text:p text:style-name="P5">Quando o usuário joao (em 10.0.0.7) se conecta remotamente ao servidor do PostgreSQL ele será mapeado para o usuário joaozinho, que é uma conta do sistema no servidor. Os demais de forma similar.</text:p>
      <text:p text:style-name="P5">Caso precise usar este arquivo e ele não exista, crie no diretório sugerido acima, com as entradas desejadas.</text:p>
      <text:p text:style-name="P5"/>
      <text:p text:style-name="P5"><text:span text:style-name="Strong_20_Emphasis"><text:span text:style-name="T4">Mais detalhes em:<text:line-break/></text:span></text:span><text:a xlink:type="simple" xlink:href="http://www.postgresql.org.br/Documentação?action=AttachFile&amp;do=get&amp;target=postgresql.conf.pdf"><text:span text:style-name="Strong_20_Emphasis"><text:span text:style-name="T4">http://www.postgresql.org.br/Documenta%C3%A7%C3%A3o?action=AttachFile&amp;do=get&amp;target=postgresql.conf.pdf</text:span></text:span></text:a><text:span text:style-name="Strong_20_Emphasis"><text:span text:style-name="T4"><text:line-break/></text:span></text:span><text:a xlink:type="simple" xlink:href="http://pgdocptbr.sourceforge.net/pg80/auth-methods.html#AUTH-IDENT"><text:span text:style-name="Strong_20_Emphasis"><text:span text:style-name="T4">http://pgdocptbr.sourceforge.net/pg80/auth-methods.html#AUTH-IDENT</text:span></text:span></text:a><text:span text:style-name="Strong_20_Emphasis"><text:span text:style-name="T4"><text:line-break/></text:span></text:span><text:a xlink:type="simple" xlink:href="http://www.postgresql.org/docs/8.3/interactive/client-authentication.html"><text:span text:style-name="Strong_20_Emphasis"><text:span text:style-name="T4">http://www.postgresql.org/docs/8.3/interactive/client-authentication.html</text:span></text:span></text:a><text:a xlink:type="simple" xlink:href="http://www.postgresql.org/docs/8.3/interactive/client-authentication.html"><text:span text:style-name="Strong_20_Emphasis"><text:span text:style-name="T4"><text:line-break/></text:span></text:span></text:a>Livro PostgreSQL 8 for Windows de Richard Blum, capítulo 3. <text:s/><text:a xlink:type="simple" xlink:href="http://www.postgresql.org/docs/8.3/interactive/client-authentication.html"><text:span text:style-name="Strong_20_Emphasis"><text:line-break/></text:span></text:a><text:a xlink:type="simple" xlink:href="http://www.postgresql.org/docs/8.3/interactive/client-authentication.html"><text:span text:style-name="Strong_20_Emphasis"><text:line-break/></text:span></text:a></text:p>
      <text:p text:style-name="P5"><text:a xlink:type="simple" xlink:href="http://www.postgresql.org/docs/8.3/interactive/client-authentication.html"><text:span text:style-name="Strong_20_Emphasis"><text:span text:style-name="T6"/></text:span></text:a></text:p>
      <text:p text:style-name="P5"><text:span text:style-name="T7">Alerta </text:span>Ao consultar a documentação fique atento para a versão do PostgreSQL que estás utilizando. Fortemente recomendada a consulta ao script postgresql.conf e sua documentação (comentários).</text:p>
      <text:p text:style-name="P18"><text:span text:style-name="T5"><text:line-break/></text:span></text:p>
      <text:p text:style-name="P19"><text:span text:style-name="T5">Exercícios</text:span><text:line-break/></text:p>
      <text:p text:style-name="P2">1) Avaliando o desempenho de índices</text:p>
      <text:p text:style-name="Standard"/>
      <text:p text:style-name="Standard">Cenário:</text:p>
      <text:p text:style-name="Standard">Banco de dados de CEPs com 633.401 registros cep_brasil.</text:p>
      <text:p text:style-name="Standard">tabela cep_full sem índice</text:p>
      <text:p text:style-name="Standard">tabela cep_full_index com índice</text:p>
      <text:p text:style-name="Standard"/>
      <text:p text:style-name="Standard">Criando o banco com codificação win<text:span text:style-name="T4">1252</text:span>:</text:p>
      <text:p text:style-name="Standard"/>
      <text:p text:style-name="Standard">postgres=# create database cep_brasil encoding 'win1252';</text:p>
      <text:p text:style-name="Standard"/>
      <text:p text:style-name="Standard">postgres=# \c cep_brasil</text:p>
      <text:p text:style-name="Standard"/>
      <text:p text:style-name="Standard">create table cep_full (</text:p>
      <text:p text:style-name="Standard">cep char(8),</text:p>
      <text:p text:style-name="Standard">tipo char(72),</text:p>
      <text:p text:style-name="Standard">logradouro char(70),</text:p>
      <text:p text:style-name="Standard">bairro char(72),</text:p>
      <text:p text:style-name="Standard">municipio char(60),</text:p>
      <text:p text:style-name="Standard">uf char(2)</text:p>
      <text:p text:style-name="Standard">);</text:p>
      <text:p text:style-name="Standard"/>
      <text:p text:style-name="Standard">Importanto do CSV (http://tudoemum.ribafs.net/includes/cep_brasil.sql.bz2):</text:p>
      <text:p text:style-name="Standard">\copy cep_full from E:\Enviar\cep_brasil_unique.csv</text:p>
      <text:p text:style-name="Standard"/>
      <text:p text:style-name="Standard">Essa é interessante para quem não conhece. Crio uma segunda tabela</text:p>
      <text:p text:style-name="Standard">tendo como base uma consulta sobre outra tabela, já importando todos</text:p>
      <text:p text:style-name="Standard">os registros:</text:p>
      <text:p text:style-name="Standard">create table cep_full_index as select * from cep_full;</text:p>
      <text:p text:style-name="Standard"/>
      <text:p text:style-name="Standard">Alterar a tabela cep_full_index adicionando índice:</text:p>
      <text:p text:style-name="Standard">alter table cep_full_index add constraint cep_pk primary key (cep);</text:p>
      <text:p text:style-name="Standard"/>
      <text:p text:style-name="Standard">Atualizando as estatísticas:</text:p>
      <text:p text:style-name="Standard">vacuum analyze;</text:p>
      <text:p text:style-name="Standard"/>
      <text:p text:style-name="Standard"/>
      <text:p text:style-name="Standard">Pegando o plano de consulta da primeira consulta:</text:p>
      <text:p text:style-name="Standard">explain select logradouro from cep_full where cep='60420440';</text:p>
      <text:p text:style-name="Standard"><text:s text:c="24"/>QUERY PLAN</text:p>
      <text:p text:style-name="Standard">-------------------------------------------------------------</text:p>
      <text:p text:style-name="Standard"><text:s/>Seq Scan on cep_full <text:s/>(cost=0.00..33254.51 rows=1 width=71)</text:p>
      <text:p text:style-name="Standard"><text:s text:c="2"/>Filter: (cep = '60420440'::bpchar)</text:p>
      <text:p text:style-name="Standard">(2 rows)</text:p>
      <text:p text:style-name="Standard"><text:soft-page-break/></text:p>
      <text:p text:style-name="Standard">O plano da segunda:</text:p>
      <text:p text:style-name="Standard">explain select logradouro from cep_full_index where cep='60420440';</text:p>
      <text:p text:style-name="Standard"><text:s text:c="33"/>QUERY PLAN</text:p>
      <text:p text:style-name="Standard">------------------------------------------------------------------------------</text:p>
      <text:p text:style-name="Standard"><text:s/>Index Scan using cep_pk on cep_full_index <text:s/>(cost=0.00..8.37 rows=1 width=71)</text:p>
      <text:p text:style-name="Standard"><text:s text:c="2"/>Index Cond: (cep = '60420440'::bpchar)</text:p>
      <text:p text:style-name="Standard">(2 rows)</text:p>
      <text:p text:style-name="Standard"/>
      <text:p text:style-name="Standard">Isso foi interessante, pois numa tabela grande gasta um tempo muito pequeno. Como eu estava fazendo, usando o \timing, a consulta demorava muito.</text:p>
      <text:p text:style-name="Standard"/>
      <text:p text:style-name="Standard"/>
      <text:p text:style-name="Standard">[1] – Adaptação de dica recebida do Roberto Mello (na lista pgbr-geral).</text:p>
      <text:p text:style-name="Standard"/>
      <text:p text:style-name="Standard"/>
      <text:p text:style-name="Standard"/>
      <text:p text:style-name="P2"/>
      <text:p text:style-name="P4">2) Acesso Remoto</text:p>
      <text:p text:style-name="Standard"/>
      <text:p text:style-name="Standard">- Visualizar os scripts originais: postgresql.conf, pg_hba.conf e o pg_ident.conf do micro servidor (do professor) do PostgreSQL</text:p>
      <text:p text:style-name="Standard">- Tentar conectar ao PostgreSQL numa máquina remota (outro micro da sala), usando o PGAdmin e o psql</text:p>
      <text:p text:style-name="Standard">- Observar as mensagens de erro</text:p>
      <text:p text:style-name="Standard">- Criar um novo usuário no micro cliente</text:p>
      <text:p text:style-name="Standard">- Liberar no postgresql.conf, no pg_hba.conf apenas para o usuário 'postgres', para o banco 'dbapg', para o IP 192.168.x.y</text:p>
      <text:p text:style-name="Standard">- Tentar novamente</text:p>
      <text:p text:style-name="Standard">- Liberar para toda a rede interna</text:p>
      <text:p text:style-name="Standard"/>
      <text:p text:style-name="Standard">Aproveitar para fazer um tour pelo PGAdmin. </text:p>
      <text:p text:style-name="Standard">Observe que as tablespaces e as roles ficam fora dos bancos.</text:p>
      <text:p text:style-name="Standard"/>
      <text:p text:style-name="P2"/>
      <text:p text:style-name="P2">3) Instalar o VirtualBox e nele o pg_live.<text:line-break/><text:span text:style-name="T4">Observe que como no Windows, o pg_live traz a última versão do PGAdmin (1.82), como também traz o PostgreSQL 8.3 e o PHP rodando, além de outras ferramentas úteis.</text:span></text:p>
      <text:p text:style-name="P6"/>
      <text:p text:style-name="P2"/>
      <text:p text:style-name="P2"/>
      <text:p text:style-name="P4"/>
      <text:p text:style-name="P22"/>
      <text:p text:style-name="P8"><text:span text:style-name="T5">Novo site de apoio ao curso</text:span><text:line-break/></text:p>
      <text:p text:style-name="Standard">Para maior privacidade coloquei apenas para usuários registrados.</text:p>
      <text:p text:style-name="Standard"><text:line-break/>- Acesse <text:a xlink:type="simple" xlink:href="http://ribafs.net/">http://ribafs.net</text:a></text:p>
      <text:p text:style-name="Standard">- Fazer seu registro, caso ainda não seja registrado e confirme o e-mail que receber.</text:p>
      <text:p text:style-name="Standard">- Faça login e acesse a seção Artigos – DBA PostgreSQL</text:p>
      <text:p text:style-name="Standard"/>
      <text:p text:style-name="Standard">Aqui estarei adicionando notícias, dicas e outros assuntos ligados direta ou indiretamente ao PostgreSQL.</text:p>
      <text:p text:style-name="Standard"/>
      <text:p text:style-name="P2"/>
      <text:p text:style-name="P2">3.4) Configurando o ambiente do PostgreSQL</text:p>
      <text:p text:style-name="Standard"/>
      <text:p text:style-name="P15"><text:span text:style-name="Strong_20_Emphasis"><text:span text:style-name="T4">Através do postgresql.conf e de comandos SQL 'SET'</text:span></text:span></text:p>
      <text:p text:style-name="P15"><text:span text:style-name="Strong_20_Emphasis">Através do postgresql.conf</text:span></text:p>
      <text:p text:style-name="Normal_20__28_Web_29_">Lembrar que as linhas iniciadas com # estão comentadas e que todos os parâmetros comentados são o padrão. Caso queira alterar algum deixe comentado e copie a linha logo abaixo descomentada e com o valor desejado.<text:line-break/><text:line-break/><text:span text:style-name="T5">Alguns parâmetros importantes</text:span><text:line-break/><text:line-break/><text:span text:style-name="T3">#data_directory = 'ConfigDir'</text:span><text:line-break/><text:line-break/>Caso queira alterar o data_diretory para outro diretório:<text:line-break/>- copie o diretório atual ou mova-o para o novo diretório<text:line-break/>- altere este parâmetro no postgresql.conf<text:line-break/>- recarregue o serviço <text:line-break/><text:line-break/><text:span text:style-name="T3">#hba_file = 'ConfigDir/pg_hba.conf'</text:span><text:line-break/><text:line-break/><text:span text:style-name="T3">#listen_addresses = 'localhost'</text:span><text:line-break/>Por default o PostgreSQL somente dá acesso para usuários locais, pela console.<text:line-break/>Para dar permissão para acesso pelo PGAdmin, mesmo local e a outros hosts não locais devemos entrar com seu IP ou nome neste parâmetro.<text:line-break/>Entrar com '*' para dar acesso a qualquer host.<text:line-break/>Para uma lista de IPs separar por vírgula, assim: '10.0.0.7,10.0.0.8,10.0.0.9'.<text:line-break/>Obs.: Mudanças requerem restartar serviço.<text:line-break/><text:line-break/><text:span text:style-name="T3">#port = 5432</text:span><text:line-break/><text:line-break/><text:span text:style-name="T3">#ssl = off </text:span><text:line-break/><text:soft-page-break/>Uso de conexões seguras através do openssl. Mudanças requerem restartar serviço.<text:line-break/>Para aumentar a segurança criptografando as comunicações cliente/servidor, o PostgreSQL possui suporte nativo para conexões <text:span text:style-name="ACRONYM">SSL</text:span>. É necessário que o OpenSSL esteja instalado tanto no cliente quanto no servidor, e que o suporte no PostgreSQL tenha sido ativado em tempo de instalação.<text:line-break/>Detalhes em: <text:a xlink:type="simple" xlink:href="http://pgdocptbr.sourceforge.net/pg80/ssl-tcp.html">http://pgdocptbr.sourceforge.net/pg80/ssl-tcp.html</text:a> e<text:line-break/><text:a xlink:type="simple" xlink:href="http://www.postgresql.org/docs/8.3/interactive/ssl-tcp.html">http://www.postgresql.org/docs/8.3/interactive/ssl-tcp.html</text:a> <text:line-break/><text:line-break/><text:line-break/><text:line-break/><text:span text:style-name="T3">#password_encryption = on</text:span><text:line-break/><text:span text:style-name="T8">Quando é especificada uma senha em </text:span><text:span text:style-name="T9">CREATE USER </text:span><text:span text:style-name="T8">ou </text:span><text:span text:style-name="T9">ALTER USER </text:span><text:span text:style-name="T8">, sem que seja escrito ENCRYPTED ou UNENCRYPTED, este parâmetro determina se a senha deve ser criptografada. Altamente recomendado o uso de senhas criptografadas.<text:line-break/></text:span><text:span text:style-name="T8"><text:line-break/></text:span><text:span text:style-name="T3">max_connections = 100</text:span> <text:line-break/>Másimo de conexões simultâneas que serão atendidas pelo servidor. Manter o mais baixo possível, tendo em vista que cada conexão ativa requer recursos do hardware.<text:line-break/>Mudanças requerem restartar serviço<text:line-break/><text:line-break/><text:span text:style-name="T11">autovacuum = on</text:span><text:span text:style-name="T10"><text:line-break/>habilita o subprocesso autovacuum<text:line-break/>Para ativar, obrigatoriamente ative também </text:span><text:span text:style-name="T11">track_counts (na versão 8.3)<text:line-break/><text:line-break/>#autovacuum_naptime = 1min</text:span><text:span text:style-name="T12"> <text:line-break/></text:span><text:span text:style-name="T13">Tempo entre as execuções do vacuum</text:span><text:span text:style-name="T12"><text:line-break/><text:line-break/></text:span>#datestyle = 'iso, mdy'<text:span text:style-name="T10"><text:line-break/>Formato/estilo da data<text:line-break/>Para ter a data no formato do Brasil (dd/mm/yyyy) altere para: datestyle = 'sql, dmy'<text:line-break/><text:line-break/></text:span><text:span text:style-name="T3">#client_encoding = latin1</text:span><text:span text:style-name="T10"><text:line-break/>Na verdade, os padrões escolhidos pelo utilitário initdb são escritos no arquivo de configuração </text:span><text:span text:style-name="Teletype"><text:span text:style-name="T10">postgresql.conf</text:span></text:span><text:span text:style-name="T10"> apenas para servirem como padrão quando o servidor é inicializado. Se forem removidas as atribuições presentes no arquivo </text:span><text:span text:style-name="Teletype"><text:span text:style-name="T10">postgresql.conf</text:span></text:span><text:span text:style-name="T10">, o servidor herdará as definições do ambiente de execução.<text:line-break/><text:line-break/></text:span><text:span text:style-name="T3">#lc_messages = 'C'</text:span><text:line-break/>lc_messages = 'pt_BR' # Mensagens de erro em português do Brasil</text:p>
      <text:p text:style-name="Normal_20__28_Web_29_"><text:span text:style-name="T5">Obs</text:span>.: Alguns parâmetros do postgresql.conf podem ser alterados pelo comando "SET" do SQL <text:s/>e também pelo comando "ALTER".</text:p>
      <text:p text:style-name="P2"/>
      <text:p text:style-name="P2">Configurações Através do comando 'SET' do SQL</text:p>
      <text:p text:style-name="Standard"><text:span text:style-name="T4">Através do comando SET podemos alterar as configurações do PostgreSQL.<text:line-break/>O comando SET muda os parâmetros de configuração de tempo de execução. Muitos parâmetros de tempo de execução podem ser mudados dinamicamente pelo comando SET (Mas alguns requerem privilégio de superusuário para serem mudados, e outros não podem ser mudados após o servidor </text:span><text:soft-page-break/><text:span text:style-name="T4">ou a sessão iniciar). O comando SET afeta apenas os valores utilizados na sessão atual. <text:line-break/><text:line-break/></text:span><text:a xlink:type="simple" xlink:href="http://www.postgresql.org/docs/8.3/interactive/sql-set.html"><text:span text:style-name="T4"><text:line-break/></text:span></text:a><text:span text:style-name="T5">Para exibir o formato de data atual do PostgreSQL:</text:span><text:line-break/>SHOW DATESTYLE;<text:line-break/></text:p>
      <text:p text:style-name="Standard">Execute a consulta:</text:p>
      <text:p text:style-name="Standard">SELECT CURRENT_DATE;</text:p>
      <text:p text:style-name="Standard"><text:line-break/><text:span text:style-name="T5">Para alterar o estilo da data na seção atual para o formato dd-mm-yyyy:</text:span><text:line-break/>SET DATESTYLE TO 'postgresql,dmy';<text:line-break/></text:p>
      <text:p text:style-name="Standard"><text:line-break/>Execute novamente a consulta:</text:p>
      <text:p text:style-name="Standard">SELECT CURRENT_DATE;</text:p>
      <text:p text:style-name="Standard"><text:a xlink:type="simple" xlink:href="http://www.postgresql.org/docs/8.3/interactive/sql-set.html"><text:span text:style-name="T4"><text:line-break/></text:span></text:a><text:span text:style-name="T5">Para alterar o estilo da data na seção atual para o formato dd/mm/yyyy:</text:span><text:line-break/>SET DATESTYLE TO 'sql,dmy';<text:line-break/><text:line-break/>Execute novamente a consulta:</text:p>
      <text:p text:style-name="Standard">SELECT CURRENT_DATE;</text:p>
      <text:p text:style-name="P7"/>
      <text:p text:style-name="P6">SET DATESTYLE TO ISO;</text:p>
      <text:p text:style-name="P6">SELECT CURRENT_TIMESTAMP;</text:p>
      <text:p text:style-name="P6"/>
      <text:p text:style-name="P6">SET DATESTYLE TO PostgreSQL; </text:p>
      <text:p text:style-name="P6">SELECT CURRENT_DATE;</text:p>
      <text:p text:style-name="P6"/>
      <text:p text:style-name="P6">SET DATESTYLE TO US;</text:p>
      <text:p text:style-name="P6">SELECT CURRENT_DATE;</text:p>
      <text:p text:style-name="P6"/>
      <text:p text:style-name="P6">SET DATESTYLE TO NONEUROPEAN, GERMAN;</text:p>
      <text:p text:style-name="P6">SELECT CURRENT_DATE;</text:p>
      <text:p text:style-name="P6"/>
      <text:p text:style-name="P6">SET DATESTYLE TO EUROPEAN;</text:p>
      <text:p text:style-name="P6">SELECT CURRENT_DATE;</text:p>
      <text:p text:style-name="Standard"/>
      <text:p text:style-name="P5"><text:span text:style-name="Strong_20_Emphasis">Para exibir todas as configurações:<text:line-break/></text:span><text:span text:style-name="Strong_20_Emphasis"><text:span text:style-name="T4">SHOW ALL;</text:span></text:span><text:span text:style-name="Strong_20_Emphasis"> </text:span><text:a xlink:type="simple" xlink:href="http://www.postgresql.org/docs/8.3/interactive/sql-set.html"><text:span text:style-name="Strong_20_Emphasis"><text:span text:style-name="T4"><text:line-break/></text:span></text:span></text:a></text:p>
      <text:p text:style-name="P2">Também podemos Configurar um banco para Aceitar datas no formato praticado no Brasil:</text:p>
      <text:p text:style-name="Standard">CREATE DATABASE bancobrasil;</text:p>
      <text:p text:style-name="Standard">ALTER DATABASE SET DATESTYLE TO 'SQL,DMY';</text:p>
      <text:p text:style-name="Standard"/>
      <text:p text:style-name="P2">Também pode ser atribuído juntamente com o Usuário: </text:p>
      <text:p text:style-name="Standard">ALTER ROLE nomeuser SET DATESTYLE TO SQL, DMY;</text:p>
      <text:p text:style-name="P2"/>
      <text:p text:style-name="Standard"><text:span text:style-name="T5">Alerta</text:span><text:span text:style-name="T4">: para bancos que já estejam em uso, geralmente fica inviável uma alteração permanente </text:span><text:soft-page-break/><text:span text:style-name="T4">(postgresql.conf), caso se esteja tratando as datas. Exemplo: ao consultar um campo data, a aplicação espera um formato e vai estar outro. A não ser que se altere consultas SQL existentes nos aplicativos.</text:span></text:p>
      <text:p text:style-name="P6"/>
      <text:p text:style-name="P6">ALTER DATABASE cep_brasil SET client_encoding=win1252;</text:p>
      <text:p text:style-name="P6"/>
      <text:p text:style-name="P6">ISO-8859-15 é o Latin9</text:p>
      <text:p text:style-name="P6"/>
      <text:p text:style-name="P6">SHOW ENABLE_SEQSCAN;</text:p>
      <text:p text:style-name="P6">SET ENABLE_SEQSCAN TO OFF;</text:p>
      <text:p text:style-name="P6"><text:line-break/>Mais detalhes em: <text:line-break/><text:a xlink:type="simple" xlink:href="http://pgdocptbr.sourceforge.net/pg80/sql-set.html">http://pgdocptbr.sourceforge.net/pg80/sql-set.html</text:a> e<text:line-break/><text:a xlink:type="simple" xlink:href="http://www.postgresql.org/docs/8.3/interactive/sql-set.html">http://www.postgresql.org/docs/8.3/interactive/sql-set.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StarSymbol" svg:font-family="StarSymbol"/>
    <style:font-face style:name="Tahoma2" svg:font-family="Tahoma"/>
    <style:font-face style:name="BitstreamVeraSerif-Roman" svg:font-family="BitstreamVeraSerif-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1" style:font-size-complex="24pt" style:font-weight-complex="bold"/>
    </style:style>
    <style:style style:name="Normal_20__28_Web_29_" style:display-name="Normal (Web)" style:family="paragraph" style:parent-style-name="Standard">
      <style:paragraph-properties fo:margin-top="0.494cm" fo:margin-bottom="0.494cm"/>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ACRONYM"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2" style:family="paragraph" style:parent-style-name="Footer">
      <style:paragraph-properties fo:text-align="center"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BA PostgreSQL<text:tab/><text:tab/><text:tab/><text:page-number text:select-page="current">12</text:page-number>/<text:page-count>12</text:page-count></text:p>
      </style:header>
      <style:footer>
        <text:p text:style-name="P2"><text:span text:style-name="T1">Ribamar FS – </text:span><text:a xlink:type="simple" xlink:href="http://ribafs.net/"><text:span text:style-name="T1">http://ribafs.net</text:span></text:a><text:span text:style-name="T1"> – ribafs@ribafs.net</text:span></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3-08T22:42:25</meta:creation-date>
    <dc:date>2008-04-20T23:28:38</dc:date>
    <meta:editing-cycles>120</meta:editing-cycles>
    <meta:editing-duration>PT3H36M26S</meta:editing-duration>
    <meta:user-defined meta:name="Info 1"/>
    <meta:user-defined meta:name="Info 2"/>
    <meta:user-defined meta:name="Info 3"/>
    <meta:user-defined meta:name="Info 4"/>
    <meta:document-statistic meta:table-count="0" meta:image-count="0" meta:object-count="0" meta:page-count="12" meta:paragraph-count="251" meta:word-count="2869" meta:character-count="19520"/>
  </office:meta>
</office:document-meta>
</file>